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17.607cm" fo:margin-left="0cm" table:align="left"/>
    </style:style>
    <style:style style:name="Tabla1.A" style:family="table-column">
      <style:table-column-properties style:column-width="2.501cm"/>
    </style:style>
    <style:style style:name="Tabla1.B" style:family="table-column">
      <style:table-column-properties style:column-width="3.425cm"/>
    </style:style>
    <style:style style:name="Tabla1.C" style:family="table-column">
      <style:table-column-properties style:column-width="3.381cm"/>
    </style:style>
    <style:style style:name="Tabla1.D" style:family="table-column">
      <style:table-column-properties style:column-width="8.299cm"/>
    </style:style>
    <style:style style:name="Tabla1.A1" style:family="table-cell">
      <style:table-cell-properties fo:background-color="#3399ff" fo:padding="0.097cm" fo:border-left="0.05pt solid #000000" fo:border-right="none" fo:border-top="0.05pt solid #000000" fo:border-bottom="0.05pt solid #000000">
        <style:background-image/>
      </style:table-cell-properties>
    </style:style>
    <style:style style:name="Tabla1.D1" style:family="table-cell">
      <style:table-cell-properties fo:background-color="#3399ff"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5" style:family="table-row">
      <style:table-row-properties style:min-row-height="0.81cm"/>
    </style:style>
    <style:style style:name="P1" style:family="paragraph" style:parent-style-name="Standard">
      <style:text-properties fo:language="es" fo:country="ES" officeooo:rsid="0041329e" officeooo:paragraph-rsid="0041329e"/>
    </style:style>
    <style:style style:name="P2" style:family="paragraph" style:parent-style-name="Standard">
      <style:paragraph-properties fo:text-align="justify" style:justify-single-word="false"/>
      <style:text-properties fo:language="es" fo:country="ES" officeooo:rsid="0041329e" officeooo:paragraph-rsid="0041329e"/>
    </style:style>
    <style:style style:name="P3" style:family="paragraph" style:parent-style-name="Standard">
      <style:paragraph-properties fo:text-align="justify" style:justify-single-word="false"/>
      <style:text-properties fo:language="es" fo:country="ES" officeooo:rsid="0044c93c" officeooo:paragraph-rsid="0044c93c"/>
    </style:style>
    <style:style style:name="P4" style:family="paragraph" style:parent-style-name="Standard">
      <style:paragraph-properties fo:text-align="justify" style:justify-single-word="false"/>
      <style:text-properties fo:language="es" fo:country="ES" officeooo:rsid="004276b3" officeooo:paragraph-rsid="0043a03d"/>
    </style:style>
    <style:style style:name="P5" style:family="paragraph" style:parent-style-name="Standard">
      <style:paragraph-properties fo:line-height="100%"/>
      <style:text-properties fo:language="es" fo:country="ES" officeooo:paragraph-rsid="000eabf8" style:font-size-asian="18pt"/>
    </style:style>
    <style:style style:name="P6" style:family="paragraph" style:parent-style-name="Standard">
      <style:text-properties officeooo:rsid="000d7fd1" officeooo:paragraph-rsid="0041329e"/>
    </style:style>
    <style:style style:name="P7" style:family="paragraph" style:parent-style-name="Standard">
      <style:paragraph-properties fo:text-align="justify" style:justify-single-word="false"/>
      <style:text-properties officeooo:rsid="0041329e" officeooo:paragraph-rsid="0041329e"/>
    </style:style>
    <style:style style:name="P8" style:family="paragraph" style:parent-style-name="Standard">
      <style:paragraph-properties fo:text-align="justify" style:justify-single-word="false"/>
      <style:text-properties officeooo:rsid="004276b3" officeooo:paragraph-rsid="0043a03d"/>
    </style:style>
    <style:style style:name="P9" style:family="paragraph" style:parent-style-name="Standard">
      <style:paragraph-properties fo:text-align="justify" style:justify-single-word="false"/>
      <style:text-properties officeooo:rsid="0044659e" officeooo:paragraph-rsid="0044659e"/>
    </style:style>
    <style:style style:name="P10" style:family="paragraph" style:parent-style-name="Standard">
      <style:paragraph-properties fo:text-align="justify" style:justify-single-word="false"/>
      <style:text-properties officeooo:rsid="00496531" officeooo:paragraph-rsid="00496531"/>
    </style:style>
    <style:style style:name="P11" style:family="paragraph" style:parent-style-name="Standard">
      <style:paragraph-properties fo:text-align="justify" style:justify-single-word="false"/>
      <style:text-properties officeooo:rsid="004dc69c" officeooo:paragraph-rsid="004dc69c"/>
    </style:style>
    <style:style style:name="P12" style:family="paragraph" style:parent-style-name="Standard">
      <style:paragraph-properties fo:margin-top="0.494cm" fo:margin-bottom="0.494cm"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13" style:family="paragraph" style:parent-style-name="Standard">
      <style:paragraph-properties fo:margin-top="0.494cm" fo:margin-bottom="0.494cm" loext:contextual-spacing="false" fo:line-height="100%" fo:text-align="center" style:justify-single-word="false"/>
      <style:text-properties style:font-name="Times New Roman" fo:font-size="20pt" fo:language="es" fo:country="ES" officeooo:paragraph-rsid="000eabf8" style:font-name-asian="Times New Roman" style:font-size-asian="20pt" style:language-asian="es" style:country-asian="ES" style:font-name-complex="Times New Roman" style:font-size-complex="20pt"/>
    </style:style>
    <style:style style:name="P14" style:family="paragraph" style:parent-style-name="Standard">
      <style:paragraph-properties fo:margin-top="0.092cm" fo:margin-bottom="0.092cm"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15" style:family="paragraph" style:parent-style-name="Standard">
      <style:paragraph-properties fo:margin-top="0.092cm" fo:margin-bottom="0.092cm" loext:contextual-spacing="false" fo:line-height="100%"/>
      <style:text-properties style:font-name="Times New Roman" fo:font-size="12pt" fo:language="es" fo:country="ES" officeooo:paragraph-rsid="0041329e" style:font-name-asian="Times New Roman" style:font-size-asian="12pt" style:language-asian="es" style:country-asian="ES" style:font-name-complex="Times New Roman" style:font-size-complex="12pt"/>
    </style:style>
    <style:style style:name="P16" style:family="paragraph" style:parent-style-name="Table_20_Contents">
      <style:paragraph-properties fo:text-align="center" style:justify-single-word="false"/>
      <style:text-properties fo:font-size="14pt" fo:language="es" fo:country="ES" fo:font-weight="bold" officeooo:rsid="004791fe" officeooo:paragraph-rsid="004791fe"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fo:font-size="14pt" fo:font-weight="bold" officeooo:rsid="004791fe" officeooo:paragraph-rsid="004791fe" style:font-size-asian="14pt" style:font-weight-asian="bold" style:font-size-complex="14pt" style:font-weight-complex="bold"/>
    </style:style>
    <style:style style:name="P18" style:family="paragraph" style:parent-style-name="Text_20_body">
      <style:text-properties style:text-position="0% 100%" style:font-name="Times New Roman" fo:font-size="12pt" fo:language="es" fo:country="ES" fo:font-style="normal" fo:font-weight="normal" officeooo:rsid="003708d8" officeooo:paragraph-rsid="0021c41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9"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2abe69" officeooo:paragraph-rsid="00408bf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20" style:family="paragraph" style:parent-style-name="Text_20_body">
      <style:text-properties officeooo:paragraph-rsid="004791fe"/>
    </style:style>
    <style:style style:name="P21" style:family="paragraph" style:parent-style-name="Standard">
      <style:paragraph-properties fo:text-align="justify" style:justify-single-word="false"/>
      <style:text-properties fo:font-style="normal" fo:font-weight="normal" officeooo:rsid="004eff9a" officeooo:paragraph-rsid="004dc69c"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4eff9a" officeooo:paragraph-rsid="004eff9a"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51218f" officeooo:paragraph-rsid="00514084"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officeooo:rsid="004af9df" officeooo:paragraph-rsid="00496531" style:font-style-asian="normal" style:font-style-complex="normal"/>
    </style:style>
    <style:style style:name="P25" style:family="paragraph" style:parent-style-name="Standard">
      <style:paragraph-properties fo:text-align="justify" style:justify-single-word="false"/>
      <style:text-properties fo:font-style="normal" officeooo:rsid="004af9df" officeooo:paragraph-rsid="004af9df" style:font-style-asian="normal" style:font-style-complex="normal"/>
    </style:style>
    <style:style style:name="P26" style:family="paragraph" style:parent-style-name="Standard">
      <style:paragraph-properties fo:text-align="justify" style:justify-single-word="false"/>
      <style:text-properties fo:font-style="normal" officeooo:rsid="004bcfe1" officeooo:paragraph-rsid="004bcfe1" style:font-style-asian="normal" style:font-style-complex="normal"/>
    </style:style>
    <style:style style:name="P27" style:family="paragraph" style:parent-style-name="Standard" style:list-style-name="L1">
      <style:paragraph-properties fo:text-align="justify" style:justify-single-word="false"/>
      <style:text-properties fo:language="es" fo:country="ES" officeooo:rsid="0041329e" officeooo:paragraph-rsid="004570bd"/>
    </style:style>
    <style:style style:name="P28" style:family="paragraph" style:parent-style-name="Standard">
      <style:paragraph-properties fo:text-align="justify" style:justify-single-word="false"/>
      <style:text-properties fo:language="es" fo:country="ES" officeooo:rsid="005844e5" officeooo:paragraph-rsid="005844e5"/>
    </style:style>
    <style:style style:name="P29" style:family="paragraph" style:parent-style-name="Standard">
      <style:paragraph-properties fo:text-align="justify" style:justify-single-word="false"/>
      <style:text-properties fo:language="es" fo:country="ES" officeooo:rsid="005fdae3" officeooo:paragraph-rsid="005fdae3"/>
    </style:style>
    <style:style style:name="P30" style:family="paragraph" style:parent-style-name="Standard">
      <style:paragraph-properties fo:text-align="justify" style:justify-single-word="false"/>
      <style:text-properties fo:language="es" fo:country="ES" fo:font-style="italic" officeooo:rsid="00601e81" officeooo:paragraph-rsid="00601e81" style:font-style-asian="italic" style:font-style-complex="italic"/>
    </style:style>
    <style:style style:name="P31" style:family="paragraph" style:parent-style-name="Standard" style:list-style-name="L1">
      <style:paragraph-properties fo:text-align="justify" style:justify-single-word="false"/>
      <style:text-properties officeooo:paragraph-rsid="004570bd"/>
    </style:style>
    <style:style style:name="P32" style:family="paragraph" style:parent-style-name="Standard">
      <style:paragraph-properties fo:text-align="justify" style:justify-single-word="false"/>
      <style:text-properties officeooo:paragraph-rsid="00514084"/>
    </style:style>
    <style:style style:name="P33" style:family="paragraph" style:parent-style-name="Standard" style:list-style-name="L3">
      <style:paragraph-properties fo:text-align="justify" style:justify-single-word="false"/>
      <style:text-properties officeooo:paragraph-rsid="00514084"/>
    </style:style>
    <style:style style:name="P34" style:family="paragraph" style:parent-style-name="Standard" style:list-style-name="L4">
      <style:paragraph-properties fo:text-align="justify" style:justify-single-word="false"/>
      <style:text-properties officeooo:paragraph-rsid="00514084"/>
    </style:style>
    <style:style style:name="P35" style:family="paragraph" style:parent-style-name="Standard" style:list-style-name="L2">
      <style:paragraph-properties fo:text-align="justify" style:justify-single-word="false"/>
      <style:text-properties officeooo:rsid="0044c93c" officeooo:paragraph-rsid="0044c93c"/>
    </style:style>
    <style:style style:name="P36" style:family="paragraph" style:parent-style-name="Standard">
      <style:paragraph-properties fo:text-align="justify" style:justify-single-word="false"/>
      <style:text-properties fo:font-style="italic" officeooo:rsid="0051218f" officeooo:paragraph-rsid="00514084" style:font-style-asian="italic" style:font-style-complex="italic"/>
    </style:style>
    <style:style style:name="P37" style:family="paragraph" style:parent-style-name="Standard">
      <style:paragraph-properties fo:text-align="justify" style:justify-single-word="false"/>
      <style:text-properties fo:font-style="italic" officeooo:rsid="005469eb" officeooo:paragraph-rsid="005623ea" style:font-style-asian="italic" style:font-style-complex="italic"/>
    </style:style>
    <style:style style:name="P38" style:family="paragraph" style:parent-style-name="Standard">
      <style:paragraph-properties fo:text-align="start" style:justify-single-word="false"/>
      <style:text-properties officeooo:rsid="00514084" officeooo:paragraph-rsid="00514084"/>
    </style:style>
    <style:style style:name="P39" style:family="paragraph" style:parent-style-name="Standard">
      <style:paragraph-properties fo:text-align="justify" style:justify-single-word="false"/>
      <style:text-properties officeooo:rsid="00514084" officeooo:paragraph-rsid="00514084"/>
    </style:style>
    <style:style style:name="P40" style:family="paragraph" style:parent-style-name="Standard" style:list-style-name="L3">
      <style:paragraph-properties fo:text-align="justify" style:justify-single-word="false"/>
      <style:text-properties officeooo:rsid="00514084" officeooo:paragraph-rsid="00514084"/>
    </style:style>
    <style:style style:name="P41" style:family="paragraph" style:parent-style-name="Standard">
      <style:paragraph-properties fo:text-align="justify" style:justify-single-word="false"/>
      <style:text-properties officeooo:rsid="000d7fd1" officeooo:paragraph-rsid="0041329e"/>
    </style:style>
    <style:style style:name="P42" style:family="paragraph" style:parent-style-name="Standard">
      <style:paragraph-properties fo:text-align="start" style:justify-single-word="false"/>
      <style:text-properties officeooo:rsid="000d7fd1" officeooo:paragraph-rsid="004791fe"/>
    </style:style>
    <style:style style:name="P43" style:family="paragraph" style:parent-style-name="Standard">
      <style:paragraph-properties fo:text-align="start" style:justify-single-word="false"/>
      <style:text-properties officeooo:rsid="00531656" officeooo:paragraph-rsid="00531656"/>
    </style:style>
    <style:style style:name="P44" style:family="paragraph" style:parent-style-name="Standard">
      <style:paragraph-properties fo:text-align="justify" style:justify-single-word="false"/>
      <style:text-properties officeooo:rsid="00531656" officeooo:paragraph-rsid="00531656"/>
    </style:style>
    <style:style style:name="P45" style:family="paragraph" style:parent-style-name="Standard">
      <style:paragraph-properties fo:text-align="start" style:justify-single-word="false"/>
      <style:text-properties officeooo:rsid="004bcfe1" officeooo:paragraph-rsid="00531656"/>
    </style:style>
    <style:style style:name="P46" style:family="paragraph" style:parent-style-name="Standard">
      <style:paragraph-properties fo:text-align="start" style:justify-single-word="false"/>
      <style:text-properties officeooo:rsid="0053a956" officeooo:paragraph-rsid="0053a956"/>
    </style:style>
    <style:style style:name="P47" style:family="paragraph" style:parent-style-name="Standard">
      <style:paragraph-properties fo:text-align="start" style:justify-single-word="false"/>
      <style:text-properties officeooo:rsid="005469eb" officeooo:paragraph-rsid="005469eb"/>
    </style:style>
    <style:style style:name="P48" style:family="paragraph" style:parent-style-name="Standard">
      <style:paragraph-properties fo:text-align="start" style:justify-single-word="false"/>
      <style:text-properties officeooo:rsid="005623ea" officeooo:paragraph-rsid="005623ea"/>
    </style:style>
    <style:style style:name="P49" style:family="paragraph" style:parent-style-name="Standard">
      <style:paragraph-properties fo:text-align="justify" style:justify-single-word="false"/>
      <style:text-properties officeooo:rsid="005623ea" officeooo:paragraph-rsid="005844e5"/>
    </style:style>
    <style:style style:name="P50" style:family="paragraph" style:parent-style-name="Standard">
      <style:paragraph-properties fo:text-align="start" style:justify-single-word="false"/>
      <style:text-properties officeooo:rsid="005844e5" officeooo:paragraph-rsid="005844e5"/>
    </style:style>
    <style:style style:name="P51" style:family="paragraph" style:parent-style-name="Standard">
      <style:paragraph-properties fo:text-align="justify" style:justify-single-word="false"/>
      <style:text-properties officeooo:rsid="005844e5" officeooo:paragraph-rsid="00595f8f"/>
    </style:style>
    <style:style style:name="P52" style:family="paragraph" style:parent-style-name="Standard">
      <style:paragraph-properties fo:text-align="justify" style:justify-single-word="false"/>
      <style:text-properties officeooo:rsid="005b4c42" officeooo:paragraph-rsid="005b4c42"/>
    </style:style>
    <style:style style:name="P53" style:family="paragraph" style:parent-style-name="Standard">
      <style:paragraph-properties fo:text-align="justify" style:justify-single-word="false"/>
      <style:text-properties officeooo:rsid="005d2339" officeooo:paragraph-rsid="005d2339"/>
    </style:style>
    <style:style style:name="P54" style:family="paragraph" style:parent-style-name="Standard">
      <style:paragraph-properties fo:text-align="justify" style:justify-single-word="false"/>
      <style:text-properties officeooo:rsid="005d2339" officeooo:paragraph-rsid="005fdae3"/>
    </style:style>
    <style:style style:name="P55" style:family="paragraph" style:parent-style-name="Standard">
      <style:paragraph-properties fo:text-align="start" style:justify-single-word="false"/>
      <style:text-properties officeooo:rsid="005ed97e" officeooo:paragraph-rsid="005ed97e"/>
    </style:style>
    <style:style style:name="P56" style:family="paragraph" style:parent-style-name="Standard">
      <style:paragraph-properties fo:text-align="justify" style:justify-single-word="false"/>
      <style:text-properties officeooo:rsid="005fdae3" officeooo:paragraph-rsid="005fdae3"/>
    </style:style>
    <style:style style:name="P57" style:family="paragraph" style:parent-style-name="Text_20_body">
      <style:paragraph-properties fo:text-align="justify" style:justify-single-word="false"/>
      <style:text-properties fo:font-style="italic" officeooo:rsid="00531656" officeooo:paragraph-rsid="0053a956" style:font-style-asian="italic" style:font-style-complex="italic"/>
    </style:style>
    <style:style style:name="P58" style:family="paragraph" style:parent-style-name="Heading_20_1">
      <style:text-properties fo:language="es" fo:country="ES" officeooo:paragraph-rsid="000eabf8"/>
    </style:style>
    <style:style style:name="P59" style:family="paragraph" style:parent-style-name="Heading_20_1">
      <style:text-properties fo:language="es" fo:country="ES" officeooo:paragraph-rsid="00408bf1"/>
    </style:style>
    <style:style style:name="P60" style:family="paragraph" style:parent-style-name="Heading_20_1">
      <style:text-properties fo:language="es" fo:country="ES" officeooo:rsid="004791fe" officeooo:paragraph-rsid="004791fe"/>
    </style:style>
    <style:style style:name="P61" style:family="paragraph" style:parent-style-name="Heading_20_2">
      <style:text-properties fo:language="es" fo:country="ES" officeooo:rsid="000eabf8" officeooo:paragraph-rsid="00108dea"/>
    </style:style>
    <style:style style:name="P62" style:family="paragraph" style:parent-style-name="Heading_20_2">
      <style:text-properties fo:language="es" fo:country="ES" officeooo:rsid="000eabf8" officeooo:paragraph-rsid="0041329e"/>
    </style:style>
    <style:style style:name="P63" style:family="paragraph" style:parent-style-name="Heading_20_2">
      <style:text-properties fo:language="es" fo:country="ES" officeooo:rsid="0041329e" officeooo:paragraph-rsid="0041329e"/>
    </style:style>
    <style:style style:name="P64" style:family="paragraph" style:parent-style-name="Heading_20_2">
      <style:text-properties fo:language="es" fo:country="ES" officeooo:rsid="0016d485" officeooo:paragraph-rsid="00408bf1"/>
    </style:style>
    <style:style style:name="P65" style:family="paragraph" style:parent-style-name="Heading_20_2">
      <style:text-properties style:text-position="0% 100%" style:font-name="Times New Roman" fo:font-size="12pt" fo:language="es" fo:country="ES"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66" style:family="paragraph" style:parent-style-name="Heading_20_2">
      <style:text-properties style:text-position="0% 100%" style:font-name="Times New Roman" fo:font-size="12pt" fo:language="es" fo:country="ES" fo:font-style="normal" fo:font-weight="normal" officeooo:rsid="003708d8" officeooo:paragraph-rsid="0021c41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67" style:family="paragraph" style:parent-style-name="Table_20_Contents">
      <style:paragraph-properties fo:text-align="center" style:justify-single-word="false"/>
      <style:text-properties officeooo:rsid="004791fe" officeooo:paragraph-rsid="00514084"/>
    </style:style>
    <style:style style:name="P68" style:family="paragraph" style:parent-style-name="Table_20_Contents">
      <style:paragraph-properties fo:text-align="center" style:justify-single-word="false"/>
      <style:text-properties officeooo:rsid="004791fe" officeooo:paragraph-rsid="004791fe"/>
    </style:style>
    <style:style style:name="P69" style:family="paragraph" style:parent-style-name="Table_20_Contents">
      <style:paragraph-properties fo:text-align="center" style:justify-single-word="false"/>
      <style:text-properties fo:font-size="14pt" fo:language="es" fo:country="ES" fo:font-weight="bold" officeooo:rsid="00531656" officeooo:paragraph-rsid="00531656" style:font-size-asian="14pt" style:font-weight-asian="bold" style:font-size-complex="14pt" style:font-weight-complex="bold"/>
    </style:style>
    <style:style style:name="P70" style:family="paragraph" style:parent-style-name="Table_20_Contents">
      <style:paragraph-properties fo:text-align="center" style:justify-single-word="false"/>
      <style:text-properties officeooo:rsid="00531656" officeooo:paragraph-rsid="00531656"/>
    </style:style>
    <style:style style:name="P71" style:family="paragraph" style:parent-style-name="Table_20_Contents">
      <style:paragraph-properties fo:text-align="center" style:justify-single-word="false"/>
      <style:text-properties officeooo:rsid="005469eb" officeooo:paragraph-rsid="005469eb"/>
    </style:style>
    <style:style style:name="P72" style:family="paragraph" style:parent-style-name="Table_20_Contents">
      <style:paragraph-properties fo:text-align="center" style:justify-single-word="false"/>
      <style:text-properties officeooo:rsid="005469eb" officeooo:paragraph-rsid="005844e5"/>
    </style:style>
    <style:style style:name="P73" style:family="paragraph" style:parent-style-name="Table_20_Contents">
      <style:paragraph-properties fo:text-align="center" style:justify-single-word="false"/>
      <style:text-properties officeooo:rsid="005844e5" officeooo:paragraph-rsid="005844e5"/>
    </style:style>
    <style:style style:name="P74" style:family="paragraph" style:parent-style-name="Table_20_Contents">
      <style:paragraph-properties fo:text-align="center" style:justify-single-word="false"/>
      <style:text-properties officeooo:rsid="005ed97e" officeooo:paragraph-rsid="005ed97e"/>
    </style:style>
    <style:style style:name="T1" style:family="text">
      <style:text-properties officeooo:rsid="00232d1e"/>
    </style:style>
    <style:style style:name="T2" style:family="text">
      <style:text-properties style:font-name="Times New Roman" fo:font-size="18pt" style:font-name-asian="Times New Roman" style:language-asian="es" style:country-asian="ES" style:font-name-complex="Times New Roman" style:font-size-complex="18pt"/>
    </style:style>
    <style:style style:name="T3" style:family="text">
      <style:text-properties style:font-name="Times New Roman" fo:font-size="18pt" officeooo:rsid="0022d3fd" style:font-name-asian="Times New Roman" style:language-asian="es" style:country-asian="ES" style:font-name-complex="Times New Roman" style:font-size-complex="18pt"/>
    </style:style>
    <style:style style:name="T4" style:family="text">
      <style:text-properties officeooo:rsid="00127ff0"/>
    </style:style>
    <style:style style:name="T5" style:family="text">
      <style:text-properties officeooo:rsid="0016d485"/>
    </style:style>
    <style:style style:name="T6" style:family="text">
      <style:text-properties officeooo:rsid="0041329e"/>
    </style:style>
    <style:style style:name="T7" style:family="text">
      <style:text-properties fo:language="es" fo:country="ES"/>
    </style:style>
    <style:style style:name="T8" style:family="text">
      <style:text-properties fo:language="es" fo:country="ES" officeooo:rsid="0041329e"/>
    </style:style>
    <style:style style:name="T9" style:family="text">
      <style:text-properties fo:language="es" fo:country="ES" officeooo:rsid="004276b3"/>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officeooo:rsid="0044d479" style:font-style-asian="italic" style:font-style-complex="italic"/>
    </style:style>
    <style:style style:name="T12" style:family="text">
      <style:text-properties fo:language="es" fo:country="ES" officeooo:rsid="0044659e"/>
    </style:style>
    <style:style style:name="T13" style:family="text">
      <style:text-properties fo:language="es" fo:country="ES" fo:font-style="normal" style:font-style-asian="normal" style:font-style-complex="normal"/>
    </style:style>
    <style:style style:name="T14" style:family="text">
      <style:text-properties fo:language="es" fo:country="ES" fo:font-style="normal" officeooo:rsid="0044d479" style:font-style-asian="normal" style:font-style-complex="normal"/>
    </style:style>
    <style:style style:name="T15" style:family="text">
      <style:text-properties fo:language="es" fo:country="ES" fo:font-style="normal" officeooo:rsid="0053a956" style:font-style-asian="normal" style:font-style-complex="normal"/>
    </style:style>
    <style:style style:name="T16" style:family="text">
      <style:text-properties fo:language="es" fo:country="ES" officeooo:rsid="004570bd"/>
    </style:style>
    <style:style style:name="T17" style:family="text">
      <style:text-properties fo:language="es" fo:country="ES" fo:font-weight="normal" officeooo:rsid="0045ca42" style:font-weight-asian="normal" style:font-weight-complex="normal"/>
    </style:style>
    <style:style style:name="T18" style:family="text">
      <style:text-properties fo:language="es" fo:country="ES" officeooo:rsid="0045ca42"/>
    </style:style>
    <style:style style:name="T19" style:family="text">
      <style:text-properties fo:language="es" fo:country="ES" officeooo:rsid="004675eb"/>
    </style:style>
    <style:style style:name="T20" style:family="text">
      <style:text-properties fo:font-style="italic" style:font-style-asian="italic" style:font-style-complex="italic"/>
    </style:style>
    <style:style style:name="T21" style:family="text">
      <style:text-properties fo:font-style="italic" officeooo:rsid="004af9df" style:font-style-asian="italic" style:font-style-complex="italic"/>
    </style:style>
    <style:style style:name="T22" style:family="text">
      <style:text-properties fo:font-style="italic" officeooo:rsid="0053a956" style:font-style-asian="italic" style:font-style-complex="italic"/>
    </style:style>
    <style:style style:name="T23" style:family="text">
      <style:text-properties fo:font-style="italic" officeooo:rsid="005469eb" style:font-style-asian="italic" style:font-style-complex="italic"/>
    </style:style>
    <style:style style:name="T24" style:family="text">
      <style:text-properties fo:font-style="italic" officeooo:rsid="0057a9f6" style:font-style-asian="italic" style:font-style-complex="italic"/>
    </style:style>
    <style:style style:name="T25" style:family="text">
      <style:text-properties fo:font-style="italic" officeooo:rsid="00595f8f" style:font-style-asian="italic" style:font-style-complex="italic"/>
    </style:style>
    <style:style style:name="T26" style:family="text">
      <style:text-properties fo:font-style="italic" officeooo:rsid="005ed97e" style:font-style-asian="italic" style:font-style-complex="italic"/>
    </style:style>
    <style:style style:name="T27" style:family="text">
      <style:text-properties style:font-name="Courier 10 Pitch" fo:font-size="11pt" fo:language="es" fo:country="ES" style:font-size-asian="11pt" style:font-size-complex="11pt"/>
    </style:style>
    <style:style style:name="T28" style:family="text">
      <style:text-properties style:font-name="Courier 10 Pitch" fo:font-size="11pt" fo:language="es" fo:country="ES" officeooo:rsid="0041329e" style:font-size-asian="11pt" style:font-size-complex="11pt"/>
    </style:style>
    <style:style style:name="T29" style:family="text">
      <style:text-properties fo:font-style="normal" style:font-style-asian="normal" style:font-style-complex="normal"/>
    </style:style>
    <style:style style:name="T30" style:family="text">
      <style:text-properties fo:font-style="normal" officeooo:rsid="004af9df" style:font-style-asian="normal" style:font-style-complex="normal"/>
    </style:style>
    <style:style style:name="T31" style:family="text">
      <style:text-properties fo:font-style="normal" officeooo:rsid="004eff9a" style:font-style-asian="normal" style:font-style-complex="normal"/>
    </style:style>
    <style:style style:name="T32" style:family="text">
      <style:text-properties fo:font-style="normal" officeooo:rsid="00514084" style:font-style-asian="normal" style:font-style-complex="normal"/>
    </style:style>
    <style:style style:name="T33" style:family="text">
      <style:text-properties fo:font-style="normal" officeooo:rsid="0053a956" style:font-style-asian="normal" style:font-style-complex="normal"/>
    </style:style>
    <style:style style:name="T34" style:family="text">
      <style:text-properties fo:font-style="normal" officeooo:rsid="005469eb" style:font-style-asian="normal" style:font-style-complex="normal"/>
    </style:style>
    <style:style style:name="T35" style:family="text">
      <style:text-properties fo:font-style="normal" officeooo:rsid="005623ea" style:font-style-asian="normal" style:font-style-complex="normal"/>
    </style:style>
    <style:style style:name="T36" style:family="text">
      <style:text-properties fo:font-style="normal" officeooo:rsid="0057a9f6" style:font-style-asian="normal" style:font-style-complex="normal"/>
    </style:style>
    <style:style style:name="T37" style:family="text">
      <style:text-properties fo:font-style="normal" officeooo:rsid="005844e5" style:font-style-asian="normal" style:font-style-complex="normal"/>
    </style:style>
    <style:style style:name="T38" style:family="text">
      <style:text-properties fo:font-style="normal" officeooo:rsid="00595f8f" style:font-style-asian="normal" style:font-style-complex="normal"/>
    </style:style>
    <style:style style:name="T39" style:family="text">
      <style:text-properties fo:font-style="normal" officeooo:rsid="005ed97e" style:font-style-asian="normal" style:font-style-complex="normal"/>
    </style:style>
    <style:style style:name="T40" style:family="text">
      <style:text-properties fo:font-style="normal" officeooo:rsid="005fdae3" style:font-style-asian="normal" style:font-style-complex="normal"/>
    </style:style>
    <style:style style:name="T41" style:family="text">
      <style:text-properties fo:font-style="normal" fo:font-weight="normal" officeooo:rsid="004eff9a" style:font-style-asian="normal" style:font-weight-asian="normal" style:font-style-complex="normal" style:font-weight-complex="normal"/>
    </style:style>
    <style:style style:name="T42" style:family="text">
      <style:text-properties fo:font-style="normal" fo:font-weight="normal" officeooo:rsid="0051218f" style:font-style-asian="normal" style:font-weight-asian="normal" style:font-style-complex="normal" style:font-weight-complex="normal"/>
    </style:style>
    <style:style style:name="T43" style:family="text">
      <style:text-properties fo:font-style="normal" fo:font-weight="normal" officeooo:rsid="00514084" style:font-style-asian="normal" style:font-weight-asian="normal" style:font-style-complex="normal" style:font-weight-complex="normal"/>
    </style:style>
    <style:style style:name="T44" style:family="text">
      <style:text-properties officeooo:rsid="004af9df"/>
    </style:style>
    <style:style style:name="T45" style:family="text">
      <style:text-properties officeooo:rsid="0051218f"/>
    </style:style>
    <style:style style:name="T46" style:family="text">
      <style:text-properties officeooo:rsid="00514084"/>
    </style:style>
    <style:style style:name="T47" style:family="text">
      <style:text-properties fo:language="es" fo:country="SV" fo:font-style="normal" officeooo:rsid="0053a956" style:font-style-asian="normal" style:font-style-complex="normal"/>
    </style:style>
    <style:style style:name="T48" style:family="text">
      <style:text-properties officeooo:rsid="00595f8f"/>
    </style:style>
    <style:style style:name="T49" style:family="text">
      <style:text-properties officeooo:rsid="005ed97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Fundamentos de criptografía y seguridad informática</text:span><text:span text:style-name="T2"> 201</text:span><text:span text:style-name="T3">6</text:span><text:span text:style-name="T2">/201</text:span><text:span text:style-name="T3">7</text:span></text:p>
      <text:p text:style-name="P12"/>
      <text:p text:style-name="P12"/>
      <text:p text:style-name="P12"/>
      <text:p text:style-name="P12"/>
      <text:p text:style-name="P12"/>
      <text:p text:style-name="P13">PRÁCTICA <text:span text:style-name="T6">3</text:span>: <text:span text:style-name="T6">OpenSSL y Criptografía Pública</text:span></text:p>
      <text:p text:style-name="P12"/>
      <text:p text:style-name="P12"/>
      <text:p text:style-name="P12"/>
      <text:p text:style-name="P12"/>
      <text:p text:style-name="P12"/>
      <text:p text:style-name="P12"/>
      <text:p text:style-name="P12"/>
      <text:p text:style-name="P14">Nombres: </text:p>
      <text:p text:style-name="P15"><text:tab/>Víctor Martín Hernández</text:p>
      <text:p text:style-name="P14"><text:tab/>Miguel Andrés Russián Rojas<text:tab/></text:p>
      <text:p text:style-name="P12">Grupo: <text:span text:style-name="T1">1461</text:span></text:p>
      <text:h text:style-name="P58" text:outline-level="1"><text:soft-page-break/>Ejercicio <text:span text:style-name="T4">1</text:span>: <text:span text:style-name="T6">OpenSSL</text:span></text:h>
      <text:h text:style-name="P61" text:outline-level="2">C<text:span text:style-name="T6">ifrados simétricos</text:span></text:h>
      <text:h text:style-name="Heading_20_3" text:outline-level="3">AES</text:h>
      <text:p text:style-name="P11">El <text:span text:style-name="T20">Advanced Encryption Standard</text:span><text:span text:style-name="T29">, </text:span><text:span text:style-name="T31">también conocido como Rijndael, fue aprovado como estándar en 2001, publicándose como </text:span><text:a xlink:type="simple" xlink:href="http://csrc.nist.gov/publications/fips/fips197/fips-197.pdf" text:style-name="Internet_20_link" text:visited-style-name="Visited_20_Internet_20_Link"><text:span text:style-name="T41">FIPS PUB 197</text:span></text:a><text:span text:style-name="T41"> por NIST.</text:span></text:p>
      <text:p text:style-name="P21"/>
      <text:p text:style-name="P22"><text:span text:style-name="T45">E</text:span>s un algoritmo de cifrado simétrico <text:span text:style-name="T49">de</text:span> bloques, utilizado para proteger datos electrónicos. Además, es capaz de utilizar claves criptográficas de diferentes tamaños: 128, 192 y 256 bits para cifrar y descifrar bloques de datos de 128 bits (según el estándar, puede variar el tamaño de bloque).</text:p>
      <text:p text:style-name="P22"/>
      <text:p text:style-name="P23">El AES cuenta con distintos modos de operación, <text:span text:style-name="T46">de </text:span>entre los más conocidos: </text:p>
      <text:p text:style-name="P23"/>
      <text:list xml:id="list8128137298027782818" text:style-name="L4">
        <text:list-item>
          <text:p text:style-name="P34"><text:span text:style-name="T42">ECB. </text:span><text:span text:style-name="T43">Posible paralelización de las funciones de cifrado y descifrado. No aconsejable para mensajes largos y estructurados.</text:span></text:p>
        </text:list-item>
      </text:list>
      <text:p text:style-name="P32"><text:span text:style-name="T42"/></text:p>
      <text:list xml:id="list204613542219075" text:continue-numbering="true" text:style-name="L4">
        <text:list-item>
          <text:p text:style-name="P34"><text:span text:style-name="T42">CBC. </text:span><text:span text:style-name="T43">No paralelizable debido al encadenamiento de los cifrados o descifrados. Introducción de un vector de inicialización.</text:span></text:p>
          <text:p text:style-name="P34"><text:span text:style-name="T42"/></text:p>
        </text:list-item>
        <text:list-item>
          <text:p text:style-name="P34"><text:span text:style-name="T42">CFB. </text:span><text:span text:style-name="T43">No paralelizable debido al encadenamiento de los cifrados o descifrados. Utilización de números aleatorios.</text:span></text:p>
          <text:p text:style-name="P34"><text:span text:style-name="T42"/></text:p>
        </text:list-item>
        <text:list-item>
          <text:p text:style-name="P34"><text:span text:style-name="T42">OFB. </text:span><text:span text:style-name="T43">Similar al anterior pero con el objetivo de reducir los errores en las funciones XOR.</text:span></text:p>
          <text:p text:style-name="P34"><text:span text:style-name="T42"/></text:p>
        </text:list-item>
        <text:list-item>
          <text:p text:style-name="P34"><text:span text:style-name="T42">CTR. </text:span><text:span text:style-name="T43">Posible paralelización de las funciones de cifrado y descifrado. Introducción de una variable contador que incrementa en cada iteración del cifrado, pudiéndo ser preprocesada. Facilidad de cifrar o descifrar un bloque concreto.</text:span></text:p>
        </text:list-item>
      </text:list>
      <text:p text:style-name="P6"/>
      <text:h text:style-name="Heading_20_3" text:outline-level="3">BASE64</text:h>
      <text:p text:style-name="P10">Este criptosistema <text:span text:style-name="T49">de bloques </text:span>proporciona codificación y decodificación de datos <text:span text:style-name="T44">según</text:span> se especifica en el <text:a xlink:type="simple" xlink:href="https://tools.ietf.org/html/rfc3548.html" text:style-name="Internet_20_link" text:visited-style-name="Visited_20_Internet_20_Link"><text:span text:style-name="T20">RFC 3548</text:span></text:a><text:span text:style-name="T29">. </text:span><text:span text:style-name="T30">Dicho </text:span><text:span text:style-name="T29">estándar define </text:span><text:span text:style-name="T30">el</text:span><text:span text:style-name="T29"> algoritmo Base64 para codificar y decodificar </text:span><text:span text:style-name="T21">strings</text:span><text:span text:style-name="T30"> de datos binarios que pueden ser enviados de una manera segura por </text:span><text:span text:style-name="T21">email</text:span><text:span text:style-name="T30">, usado como parte de URLs, o incluyendolo como parte de una respuesta </text:span><text:span text:style-name="T21">HTTP POST</text:span><text:span text:style-name="T30">.</text:span></text:p>
      <text:p text:style-name="P24"/>
      <text:p text:style-name="P25">Por tanto, es utilizado principalmente en situaciones que requieran almacenar o transferir datos en entornos que, tal vez por razones legales, están restringidos a carcacteres pertenecientes a la ya conocida tabla ASCII.</text:p>
      <text:p text:style-name="P25"/>
      <text:p text:style-name="P26">El alfabeto utilizado por este algoritmo se reduce al rango de caracteres imprimibles de ASCII, por ello emplea 64 como base, ya que es la potencia de dos más alta para representar dichos caracateres.</text:p>
      <text:h text:style-name="Heading_20_3" text:outline-level="3">BF</text:h>
      <text:p text:style-name="P36">BlowFish<text:span text:style-name="T29"> </text:span><text:span text:style-name="T32">apareció en 1993, de la mano de </text:span><text:span text:style-name="T46">Bruce Schneier</text:span><text:span text:style-name="T32">, como reemplazo del DES, que para entonces ya estaba más que criptoanalizado. </text:span></text:p>
      <text:p text:style-name="P36"><text:soft-page-break/><text:span text:style-name="T32"/></text:p>
      <text:p text:style-name="P36"><text:span text:style-name="T32">El criptosistema </text:span><text:span text:style-name="T46">BF</text:span><text:span text:style-name="T32"> </text:span><text:span text:style-name="T29">pertenece a la criptografía simétrica </text:span><text:span text:style-name="T39">de</text:span><text:span text:style-name="T29"> bloques, </text:span><text:span text:style-name="T32">con un tamaño de bloque de 64 bits y un tamaño de clave variable en longitud, teniéndo un máximo de 448 bits. Se caracteriza por tener una fase previa de inicialización compleja antes de cualquier encriptación, sin embargo, el cifrado de datos en sí es realmente eficiente.</text:span></text:p>
      <text:p text:style-name="P36"><text:span text:style-name="T32"/></text:p>
      <text:p text:style-name="P39">Las aplicaciones son muy diversias, pero entre las más destacables encontramos:</text:p>
      <text:p text:style-name="P39"/>
      <text:list xml:id="list2901085177662247868" text:style-name="L3">
        <text:list-item>
          <text:p text:style-name="P40">Encriptación masiva de datos.</text:p>
          <text:p text:style-name="P40"/>
        </text:list-item>
        <text:list-item>
          <text:p text:style-name="P40">La generación aleatoria de bits.</text:p>
        </text:list-item>
      </text:list>
      <text:p text:style-name="P39"/>
      <text:list xml:id="list204614013746188" text:continue-numbering="true" text:style-name="L3">
        <text:list-item>
          <text:p text:style-name="P33"><text:span text:style-name="T46">Encriptación de paquetes.</text:span></text:p>
        </text:list-item>
      </text:list>
      <text:h text:style-name="Heading_20_3" text:outline-level="3">CAMELLIA</text:h>
      <text:p text:style-name="P57">Camellia<text:span text:style-name="T29"> fue desarrollado por </text:span>Nippon Telegraph<text:span text:style-name="T29"> y </text:span>Telephone Corporation and Mitsubishi Electric Corporation<text:span text:style-name="T29"> </text:span><text:span text:style-name="T33">en el año 2000. Está definido en </text:span><text:span text:style-name="T34">el</text:span><text:span text:style-name="T33"> </text:span><text:a xlink:type="simple" xlink:href="https://tools.ietf.org/html/rfc3713" text:style-name="Internet_20_link" text:visited-style-name="Visited_20_Internet_20_Link"><text:span text:style-name="T33">RFC 3713</text:span></text:a><text:span text:style-name="T33"> y </text:span><text:span text:style-name="T34">en el añadido </text:span><text:a xlink:type="simple" xlink:href="https://tools.ietf.org/html/rfc4132" text:style-name="Internet_20_link" text:visited-style-name="Visited_20_Internet_20_Link"><text:span text:style-name="T33">RFC 4132</text:span></text:a><text:span text:style-name="T33">.</text:span></text:p>
      <text:p text:style-name="P44"><text:span text:style-name="T29">Se trata de un algoritmo de encriptación perteneciente a la criptografía simétrica </text:span><text:span text:style-name="T39">de</text:span><text:span text:style-name="T29"> bloques, con un tamaño de bloque de 128 bits y un tamaño de clave pudiéndose elegir entre 128, 192 y 256 bits.</text:span><text:span text:style-name="T33"> Similar </text:span><text:span text:style-name="T15">al</text:span><text:span text:style-name="T33"> </text:span><text:span text:style-name="T22">AES</text:span><text:span text:style-name="T33">, </text:span><text:span text:style-name="T15">se</text:span><text:span text:style-name="T33"> </text:span><text:span text:style-name="T47">caracteriza</text:span><text:span text:style-name="T33"> </text:span><text:span text:style-name="T15">por</text:span><text:span text:style-name="T33"> su optimización tanto en software como en hardware </text:span><text:span text:style-name="T34">y su posible implementación desde </text:span><text:span text:style-name="T23">smart cards</text:span><text:span text:style-name="T34"> hasta sistemas de red de alta velocidad.</text:span></text:p>
      <text:h text:style-name="Heading_20_3" text:outline-level="3">CAST</text:h>
      <text:p text:style-name="P37"><text:span text:style-name="T35">El algoritmo de encriptación </text:span>CAST <text:span text:style-name="T29">fue diseñado en el año </text:span><text:span text:style-name="T35">1996 </text:span><text:span text:style-name="T29">por </text:span>Carliste Adams<text:span text:style-name="T35"> y definido en el </text:span><text:a xlink:type="simple" xlink:href="https://tools.ietf.org/html/rfc2144" text:style-name="Internet_20_link" text:visited-style-name="Visited_20_Internet_20_Link"><text:span text:style-name="T35">RFC 2144</text:span></text:a><text:span text:style-name="T35">.</text:span></text:p>
      <text:p text:style-name="P37"><text:span text:style-name="T35"/></text:p>
      <text:p text:style-name="P49"><text:span text:style-name="T35">P</text:span><text:span text:style-name="T29">ertence a los criptosistemas simétricos </text:span><text:span text:style-name="T39">de</text:span><text:span text:style-name="T29"> bloques, con un tamaño de bloque estándar de 64 bits y un tamaño de clave estándar de entre 40 y 128 bits, siendo ampliables a 256 bits en otras versiones no estandarizadas. Basado en el diseño de </text:span><text:span text:style-name="T20">Feistel</text:span><text:span text:style-name="T29">, y muy similar al </text:span><text:span text:style-name="T20">DES</text:span><text:span text:style-name="T29">, </text:span><text:span text:style-name="T36">tiene algunas propiedades como </text:span><text:span text:style-name="T24">SAC</text:span><text:span text:style-name="T36"> </text:span><text:span text:style-name="T37">(Strict Avalanche Criterion) </text:span><text:span text:style-name="T36">y </text:span><text:span text:style-name="T24">BIC</text:span><text:span text:style-name="T36"> </text:span><text:span text:style-name="T37">(Bit Independence Criterion)</text:span><text:span text:style-name="T36">, así como </text:span><text:span text:style-name="T29">entre 12 y 16 rondas, dependiendo del tamaño de clave, es decir, si el tamaño de clave superase los 80 bits, se emplearían las 16 rondas. </text:span><text:span text:style-name="T36">Sin embargo, y a diferencia del </text:span><text:span text:style-name="T24">DES</text:span><text:span text:style-name="T36">, tiene buena resistencia frente a los ataques diferenciales y lineales.</text:span></text:p>
      <text:h text:style-name="Heading_20_3" text:outline-level="3">DES</text:h>
      <text:p text:style-name="P28">El algoritmo de encriptación <text:span text:style-name="T20">DES</text:span><text:span text:style-name="T29"> (Data Encryption Standard) surgió en el año 1977 tras la realización de una serie de concursos llevados a cabo por la </text:span><text:span text:style-name="T20">NBS</text:span><text:span text:style-name="T29"> (National Bureau of Standards). </text:span></text:p>
      <text:p text:style-name="P41"/>
      <text:p text:style-name="P51">Pertenece a los criptosistemas simétricos <text:span text:style-name="T49">de</text:span> bloques, con un tamaño de bloque <text:span text:style-name="T48">y un tamaño de clave estándar </text:span>de 64 bits, <text:span text:style-name="T48">pudiéndose incrementar el tamaño de clave a los 128 bits en versiones no estandarizadas. Basado en el diseño de </text:span><text:span text:style-name="T25">Feistel</text:span><text:span text:style-name="T38">, lo componen 16 rondas, así como unas cajas de sustitución, conocidas con el nombre de </text:span><text:span text:style-name="T25">S-BOXs,</text:span><text:span text:style-name="T38"> que tienen algunas propiedades como </text:span><text:span text:style-name="T25">SAC</text:span><text:span text:style-name="T38"> y </text:span><text:span text:style-name="T25">BIC</text:span><text:span text:style-name="T38">, mencionadas anteriormente</text:span></text:p>
      <text:p text:style-name="P51"><text:span text:style-name="T38"/></text:p>
      <text:p text:style-name="P51"><text:span text:style-name="T38">Cabe destacar que tiene una versión conocida como </text:span><text:span text:style-name="T25">TDEA</text:span><text:span text:style-name="T38"> (Triple Data Encryption Algorithm) que no es más que el encadenamiento del cifrado, descifrado y cifrado empleando el algoritmo </text:span><text:span text:style-name="T25">DES</text:span><text:span text:style-name="T38">, pudiéndose utilizar dos o tres claves distintas.</text:span></text:p>
      <text:p text:style-name="P51"><text:soft-page-break/><text:span text:style-name="T38"/></text:p>
      <text:p text:style-name="P52"><text:span text:style-name="T38">L</text:span><text:span text:style-name="T29">os modos de operación son exactamente los mismos mencionados en el criptosistema </text:span><text:span text:style-name="T20">AES</text:span><text:span text:style-name="T29">.</text:span></text:p>
      <text:h text:style-name="Heading_20_3" text:outline-level="3">RC2</text:h>
      <text:p text:style-name="P53">El algoritmo de encriptación <text:span text:style-name="T20">RC2</text:span> fue diseñado por <text:span text:style-name="T20">Ron Rivest</text:span><text:span text:style-name="T29"> en el año 1987, evaluado por la </text:span><text:span text:style-name="T20">NSA</text:span><text:span text:style-name="T29"> (National Security Agency) introduciéndo una serie de cambios </text:span><text:span text:style-name="T39">y definido en el </text:span><text:a xlink:type="simple" xlink:href="https://tools.ietf.org/html/rfc2268" text:style-name="Internet_20_link" text:visited-style-name="Visited_20_Internet_20_Link"><text:span text:style-name="T39">RFC 2268</text:span></text:a><text:span text:style-name="T39">.</text:span></text:p>
      <text:p text:style-name="P53"><text:span text:style-name="T29"/></text:p>
      <text:p text:style-name="P54"><text:span text:style-name="T29">Pertenece a los criptosistemas simétricos </text:span><text:span text:style-name="T39">de</text:span><text:span text:style-name="T29"> bloques, con un tamaño de bloque de 64 bits y un tamaño de clave </text:span><text:span text:style-name="T40">variable, desde 1 hasta los 128 bytes, sin embargo la implementación más común utiliza 8 bytes.</text:span><text:span text:style-name="T29"> Cuenta con un total de 18 rondas </text:span><text:span text:style-name="T39">dispuestas como una red de </text:span><text:span text:style-name="T26">Feistel</text:span><text:span text:style-name="T39">, con 16 rondas de un tipo (</text:span><text:span text:style-name="T40">operaciones </text:span><text:span text:style-name="T26">MIX</text:span><text:span text:style-name="T39">) y las otras dos de otro tipo (</text:span><text:span text:style-name="T40">operaciones </text:span><text:span text:style-name="T26">MASH</text:span><text:span text:style-name="T39">).</text:span></text:p>
      <text:p text:style-name="P53"><text:span text:style-name="T39"/></text:p>
      <text:p text:style-name="P56"><text:span text:style-name="T39">E</text:span><text:span text:style-name="T29">l algoritmo fue diseñado para ser implementado en microprocesadores de 16 bits.</text:span></text:p>
      <text:h text:style-name="Heading_20_3" text:outline-level="3">SEED</text:h>
      <text:p text:style-name="P29">El algoritmo de encriptación <text:span text:style-name="T20">SEED</text:span><text:span text:style-name="T29"> fue diseñado por </text:span><text:span text:style-name="T20">KISAK</text:span><text:span text:style-name="T29"> (Korea Information Security Agency) y un grupo de expertos en el año 1998. Se encuentra definido en el </text:span><text:a xlink:type="simple" xlink:href="https://tools.ietf.org/html/rfc4010" text:style-name="Internet_20_link" text:visited-style-name="Visited_20_Internet_20_Link"><text:span text:style-name="T29">RFC 4010</text:span></text:a><text:span text:style-name="T29">.</text:span></text:p>
      <text:p text:style-name="P29"><text:span text:style-name="T29"/></text:p>
      <text:p text:style-name="P29"><text:span text:style-name="T29">Pertence a los criptosistemas simétricos de bloques, con un tamaño de bloque y un tamaño de clave de 128 bits. Cuenta con un total de 16 rondas dispuestas como una red de </text:span><text:span text:style-name="T20">Feistel</text:span><text:span text:style-name="T29">. El bloque de entrada de 128 bits es dividido en dos bloques de 64 bits, siéndo el bloque de la derecha el que pasa por la función <text:s/>con una subclave de 64 bits generada a partir del generador de claves; al igual que el funcionamiento del </text:span><text:span text:style-name="T20">DES</text:span><text:span text:style-name="T29">.</text:span></text:p>
      <text:p text:style-name="P29"><text:span text:style-name="T29"/></text:p>
      <text:p text:style-name="P30">SEED<text:span text:style-name="T29"> es implementable fácilmente en diversos sistemas debido al poco uso de memoria que gasta. En particular, puede ser utilizado en un entorno con recursos restringidos, como dispositivos móviles o </text:span>smart cards<text:span text:style-name="T29">.</text:span></text:p>
      <text:h text:style-name="P62" text:outline-level="2">C<text:span text:style-name="T6">ifrados asimétricos</text:span></text:h>
      <text:p text:style-name="P7"><text:span text:style-name="T7">Mediante el comando </text:span><text:span text:style-name="T27">openssl ciphers</text:span><text:span text:style-name="T7"> obtuvimos una lista de cifrados, entre los cuales se encuentran los siguientes asim</text:span><text:span text:style-name="T9">é</text:span><text:span text:style-name="T7">tricos:</text:span></text:p>
      <text:list xml:id="list3425709344784158954" text:style-name="L1">
        <text:list-item>
          <text:p text:style-name="P27">RSA</text:p>
        </text:list-item>
        <text:list-item>
          <text:p text:style-name="P31"><text:span text:style-name="T8">DSA: </text:span><text:span text:style-name="T16">usado para generar firmas digitales</text:span></text:p>
        </text:list-item>
      </text:list>
      <text:p text:style-name="P2"/>
      <text:p text:style-name="P8"><text:span text:style-name="T7">Entre las opciones adicionales para estos cifrados se encontramos varios cifrados simétricos (</text:span><text:span text:style-name="T17">que usar tras la negociación de la clave de sesión</text:span><text:span text:style-name="T7">), modos de operación </text:span><text:span text:style-name="T12">de estos últimos</text:span><text:span text:style-name="T7"> (CBC, GCM o modo de contador, </text:span><text:span text:style-name="T12">EDE)</text:span><text:span text:style-name="T7">, </text:span><text:span text:style-name="T16">un protocolo de firma </text:span><text:span text:style-name="T7">(DSS), protocolos de intercambio de claves </text:span><text:span text:style-name="T19">y tamaños de clave (128 o 256 bytes)</text:span></text:p>
      <text:p text:style-name="P3">Los protocolos de intercambio de firmas disponibles son los siguientes:</text:p>
      <text:list xml:id="list8128101546772911660" text:style-name="L2">
        <text:list-item>
          <text:p text:style-name="P35"><text:span text:style-name="T7">Diffie-Hellman: en su versión clásica, se denomina EDH, pero al usar claves efímeras </text:span><text:span text:style-name="T18">(es decir, generadas para cada conexión o mensaje)</text:span><text:span text:style-name="T7"> la nomenclatura cambia a DHE. Cualquiera de las dos tiene sus variantes de curvas elípticas al prefijar EC</text:span></text:p>
        </text:list-item>
        <text:list-item>
          <text:p text:style-name="P35"><text:span text:style-name="T7">PSK (</text:span><text:span text:style-name="T10">Pre-Shared Key</text:span><text:span text:style-name="T7">): en este caso no hay intercambio de claves, sino que se presupone que ambos emisor y receptor ya la han pactado de antemano</text:span></text:p>
        </text:list-item>
        <text:list-item>
          <text:p text:style-name="P35"><text:span text:style-name="T7">SRP (</text:span><text:span text:style-name="T11">Secure Remote Password</text:span><text:span text:style-name="T7">)</text:span><text:span text:style-name="T13">: </text:span><text:span text:style-name="T14">autenticación previa basada en una prueba conocimiento cero para la contraseña</text:span></text:p>
        </text:list-item>
      </text:list>
      <text:p text:style-name="P4"/>
      <text:p text:style-name="P9"><text:soft-page-break/><text:span text:style-name="T7">El comando </text:span><text:span text:style-name="T28">openssl list-public-key-algorithms</text:span><text:span text:style-name="T7"> complementa las opciones anteriores con CMAC (MAC basado en cifrado) y HMAC (MAC basado en hash). </text:span><text:span text:style-name="T16">PKCS#3 es un alias para Diffie-Hellman</text:span></text:p>
      <text:p text:style-name="P1"/>
      <text:h text:style-name="P63" text:outline-level="2">Generación de claves públicas y privadas</text:h>
      <text:p text:style-name="P1">... </text:p>
      <text:p text:style-name="P1"/>
      <text:h text:style-name="P63" text:outline-level="2">Certificados X.509</text:h>
      <text:p text:style-name="P1">... </text:p>
      <text:h text:style-name="P59" text:outline-level="1">Ejercicio <text:span text:style-name="T5">2</text:span>: <text:span text:style-name="T6">RSA</text:span></text:h>
      <text:h text:style-name="P64" text:outline-level="2">P<text:span text:style-name="T6">otenciación de grandes números</text:span></text:h>
      <text:p text:style-name="P2">... </text:p>
      <text:p text:style-name="P2"/>
      <text:h text:style-name="P63" text:outline-level="2">Generación de números primos: Miller-Rabin</text:h>
      <text:p text:style-name="P19">…</text:p>
      <text:p text:style-name="P19"/>
      <text:h text:style-name="P63" text:outline-level="2">Números primos</text:h>
      <text:h text:style-name="P65" text:outline-level="2">...</text:h>
      <text:h text:style-name="P63" text:outline-level="2">Programación del RSA</text:h>
      <text:h text:style-name="P66" text:outline-level="2"/>
      <text:p text:style-name="P18"/>
      <text:p text:style-name="P18"/>
      <text:p text:style-name="P18"/>
      <text:p text:style-name="P18"/>
      <text:p text:style-name="P18"/>
      <text:p text:style-name="P18"/>
      <text:p text:style-name="P18"/>
      <text:p text:style-name="P18"/>
      <text:h text:style-name="P60" text:outline-level="1"><text:soft-page-break/>Bibliografía</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9">Ejercicio</text:p>
          </table:table-cell>
          <table:table-cell table:style-name="Tabla1.A1" office:value-type="string">
            <text:p text:style-name="P16">Apartado</text:p>
          </table:table-cell>
          <table:table-cell table:style-name="Tabla1.A1" office:value-type="string">
            <text:p text:style-name="P69">Subapartado</text:p>
          </table:table-cell>
          <table:table-cell table:style-name="Tabla1.D1" office:value-type="string">
            <text:p text:style-name="P17">Cita</text:p>
          </table:table-cell>
        </table:table-row>
        <table:table-row>
          <table:table-cell table:style-name="Tabla1.A2" office:value-type="string">
            <text:p text:style-name="P70">1</text:p>
          </table:table-cell>
          <table:table-cell table:style-name="Tabla1.A2" office:value-type="string">
            <text:p text:style-name="P70">Cifrados simétricos</text:p>
          </table:table-cell>
          <table:table-cell table:style-name="Tabla1.A2" office:value-type="string">
            <text:p text:style-name="P67"><text:span text:style-name="T46">AES</text:span></text:p>
          </table:table-cell>
          <table:table-cell table:style-name="Tabla1.D2" office:value-type="string">
            <text:p text:style-name="P38"><text:a xlink:type="simple" xlink:href="http://csrc.nist.gov/publications/fips/fips197/fips-197.pdf" text:style-name="Internet_20_link" text:visited-style-name="Visited_20_Internet_20_Link">http://csrc.nist.gov/publications/fips/fips197/fips-197.pdf</text:a></text:p>
          </table:table-cell>
        </table:table-row>
        <table:table-row>
          <table:table-cell table:style-name="Tabla1.A2" office:value-type="string">
            <text:p text:style-name="P70">1</text:p>
          </table:table-cell>
          <table:table-cell table:style-name="Tabla1.A2" office:value-type="string">
            <text:p text:style-name="P70">Cifrados simétricos</text:p>
          </table:table-cell>
          <table:table-cell table:style-name="Tabla1.A2" office:value-type="string">
            <text:p text:style-name="P68">BASE64</text:p>
          </table:table-cell>
          <table:table-cell table:style-name="Tabla1.D2" office:value-type="string">
            <text:p text:style-name="P42"><text:a xlink:type="simple" xlink:href="https://docs.python.org/2/library/base64.html" text:style-name="Internet_20_link" text:visited-style-name="Visited_20_Internet_20_Link">https://docs.python.org/2/library/base64.html</text:a></text:p>
            <text:p text:style-name="P45"><text:a xlink:type="simple" xlink:href="https://es.wikipedia.org/wiki/Base64" text:style-name="Internet_20_link" text:visited-style-name="Visited_20_Internet_20_Link">https://es.wikipedia.org/wiki/Base64</text:a></text:p>
          </table:table-cell>
        </table:table-row>
        <table:table-row>
          <table:table-cell table:style-name="Tabla1.A2" office:value-type="string">
            <text:p text:style-name="P70">1</text:p>
          </table:table-cell>
          <table:table-cell table:style-name="Tabla1.A2" office:value-type="string">
            <text:p text:style-name="P70">Cifrados simétricos</text:p>
          </table:table-cell>
          <table:table-cell table:style-name="Tabla1.A2" office:value-type="string">
            <text:p text:style-name="P70">BF</text:p>
          </table:table-cell>
          <table:table-cell table:style-name="Tabla1.D2" office:value-type="string">
            <text:p text:style-name="P38"><text:a xlink:type="simple" xlink:href="https://www.schneier.com/academic/archives/1994/09/description_of_a_new.html" text:style-name="Internet_20_link" text:visited-style-name="Visited_20_Internet_20_Link">https://www.schneier.com/academic/archives/1994/09/description_of_a_new.html</text:a></text:p>
          </table:table-cell>
        </table:table-row>
        <table:table-row table:style-name="Tabla1.5">
          <table:table-cell table:style-name="Tabla1.A2" office:value-type="string">
            <text:p text:style-name="P70">1</text:p>
          </table:table-cell>
          <table:table-cell table:style-name="Tabla1.A2" office:value-type="string">
            <text:p text:style-name="P70">Cifrados simétricos</text:p>
          </table:table-cell>
          <table:table-cell table:style-name="Tabla1.A2" office:value-type="string">
            <text:p text:style-name="P70">Camellia</text:p>
          </table:table-cell>
          <table:table-cell table:style-name="Tabla1.D2" office:value-type="string">
            <text:p text:style-name="P43"><text:a xlink:type="simple" xlink:href="https://tools.ietf.org/html/rfc3713" text:style-name="Internet_20_link" text:visited-style-name="Visited_20_Internet_20_Link">https://tools.ietf.org/html/rfc3713</text:a></text:p>
            <text:p text:style-name="P46"><text:a xlink:type="simple" xlink:href="https://tools.ietf.org/html/rfc4132" text:style-name="Internet_20_link" text:visited-style-name="Visited_20_Internet_20_Link">https://tools.ietf.org/html/rfc4132</text:a></text:p>
          </table:table-cell>
        </table:table-row>
        <table:table-row>
          <table:table-cell table:style-name="Tabla1.A2" office:value-type="string">
            <text:p text:style-name="P70">1</text:p>
          </table:table-cell>
          <table:table-cell table:style-name="Tabla1.A2" office:value-type="string">
            <text:p text:style-name="P71">Cifrados simétricos</text:p>
          </table:table-cell>
          <table:table-cell table:style-name="Tabla1.A2" office:value-type="string">
            <text:p text:style-name="P71">CAST</text:p>
          </table:table-cell>
          <table:table-cell table:style-name="Tabla1.D2" office:value-type="string">
            <text:p text:style-name="P47"><text:a xlink:type="simple" xlink:href="https://tools.ietf.org/html/rfc2144" text:style-name="Internet_20_link" text:visited-style-name="Visited_20_Internet_20_Link">https://tools.ietf.org/html/rfc2144</text:a></text:p>
            <text:p text:style-name="P48"><text:a xlink:type="simple" xlink:href="http://en.citizendium.org/wiki/CAST_(cipher" text:style-name="Internet_20_link" text:visited-style-name="Visited_20_Internet_20_Link">http://en.citizendium.org/wiki/CAST_(cipher</text:a>)</text:p>
            <text:p text:style-name="P48"><text:a xlink:type="simple" xlink:href="https://es.wikipedia.org/wiki/CAST-128" text:style-name="Internet_20_link" text:visited-style-name="Visited_20_Internet_20_Link">https://es.wikipedia.org/wiki/CAST-128</text:a></text:p>
          </table:table-cell>
        </table:table-row>
        <table:table-row>
          <table:table-cell table:style-name="Tabla1.A2" office:value-type="string">
            <text:p text:style-name="P73">1</text:p>
          </table:table-cell>
          <table:table-cell table:style-name="Tabla1.A2" office:value-type="string">
            <text:p text:style-name="P72">Cifrados simétricos</text:p>
          </table:table-cell>
          <table:table-cell table:style-name="Tabla1.A2" office:value-type="string">
            <text:p text:style-name="P73">DES</text:p>
          </table:table-cell>
          <table:table-cell table:style-name="Tabla1.D2" office:value-type="string">
            <text:p text:style-name="P50"><text:a xlink:type="simple" xlink:href="http://csrc.nist.gov/publications/fips/fips46-3/fips46-3.pdf" text:style-name="Internet_20_link" text:visited-style-name="Visited_20_Internet_20_Link">http://csrc.nist.gov/publications/fips/fips46-3/fips46-3.pdf</text:a></text:p>
          </table:table-cell>
        </table:table-row>
        <table:table-row>
          <table:table-cell table:style-name="Tabla1.A2" office:value-type="string">
            <text:p text:style-name="P73">1</text:p>
          </table:table-cell>
          <table:table-cell table:style-name="Tabla1.A2" office:value-type="string">
            <text:p text:style-name="P72">Cifrados simétricos</text:p>
          </table:table-cell>
          <table:table-cell table:style-name="Tabla1.A2" office:value-type="string">
            <text:p text:style-name="P74">RC2</text:p>
          </table:table-cell>
          <table:table-cell table:style-name="Tabla1.D2" office:value-type="string">
            <text:p text:style-name="P55"><text:a xlink:type="simple" xlink:href="https://en.wikipedia.org/wiki/RC2" text:style-name="Internet_20_link" text:visited-style-name="Visited_20_Internet_20_Link">https://en.wikipedia.org/wiki/RC2</text:a></text:p>
            <text:p text:style-name="P55"><text:a xlink:type="simple" xlink:href="https://tools.ietf.org/html/rfc2268" text:style-name="Internet_20_link" text:visited-style-name="Visited_20_Internet_20_Link">https://tools.ietf.org/html/rfc2268</text:a></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28:52.441385002</meta:creation-date>
    <dc:date>2016-11-26T20:46:12.072915288</dc:date>
    <meta:editing-duration>PT6H28M46S</meta:editing-duration>
    <meta:editing-cycles>22</meta:editing-cycles>
    <meta:generator>LibreOffice/5.1.4.2$Linux_X86_64 LibreOffice_project/10m0$Build-2</meta:generator>
    <meta:document-statistic meta:table-count="1" meta:image-count="0" meta:object-count="0" meta:page-count="6" meta:paragraph-count="111" meta:word-count="1343" meta:character-count="8690" meta:non-whitespace-character-count="7460"/>
  </office:meta>
</office:document-meta>
</file>